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svg:stroke-color="#000000" draw:fill-color="#33ff99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.3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3.5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97cm"/>
    </style:style>
    <style:style style:name="gr1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2.3cm"/>
    </style:style>
    <style:style style:name="gr11" style:family="graphic" style:parent-style-name="standard">
      <style:graphic-properties svg:stroke-color="#000000" draw:fill-color="#dddddd" draw:textarea-vertical-align="middle"/>
    </style:style>
    <style:style style:name="gr1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385cm"/>
    </style:style>
    <style:style style:name="gr1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6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77cm"/>
    </style:style>
    <style:style style:name="gr17" style:family="graphic" style:parent-style-name="objectwithoutfill">
      <style:graphic-properties draw:stroke="dash" draw:stroke-dash="Fine_20_Dashed" svg:stroke-color="#b2b2b2" draw:marker-end="Triangle_20_unfilled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395cm" fo:min-width="1.814cm"/>
    </style:style>
    <style:style style:name="gr19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395cm" fo:min-width="1.577cm"/>
    </style:style>
    <style:style style:name="gr20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395cm" fo:min-width="1.441cm"/>
    </style:style>
    <style:style style:name="gr21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955cm" fo:min-width="4.693cm"/>
    </style:style>
    <style:style style:name="gr22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319cm" fo:min-width="1.098cm"/>
    </style:style>
    <style:style style:name="gr2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13.223cm"/>
    </style:style>
    <style:style style:name="gr2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1.5cm"/>
    </style:style>
    <style:style style:name="gr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3cm"/>
    </style:style>
    <style:style style:name="gr2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89cm" fo:min-width="4.079cm"/>
    </style:style>
    <style:style style:name="gr2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7cm" fo:min-width="3.407cm"/>
    </style:style>
    <style:style style:name="gr2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949cm" fo:min-width="4.441cm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25cm" fo:min-width="1.4cm"/>
    </style:style>
    <style:style style:name="gr3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7cm" fo:min-width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33ff99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003366"/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style:font-name="Arial" fo:font-size="12pt" style:letter-kerning="true" style:font-name-asian="Microsoft YaHei" style:font-size-asian="12pt" style:font-name-complex="Mangal" style:font-size-complex="12pt"/>
    </style:style>
    <style:style style:name="P10" style:family="paragraph">
      <loext:graphic-properties draw:fill-color="#ddddd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33ff99"/>
      <style:paragraph-properties fo:margin-left="0cm" fo:margin-right="0cm" fo:text-align="center" fo:text-indent="0cm"/>
      <style:text-properties fo:font-size="9pt" style:font-size-asian="12pt" style:font-size-complex="12pt"/>
    </style:style>
    <style:style style:name="P12" style:family="paragraph">
      <loext:graphic-properties draw:fill="none" draw:fill-color="#ffffff"/>
      <style:text-properties fo:font-size="13pt" style:font-size-asian="18pt" style:font-size-complex="18pt"/>
    </style:style>
    <style:style style:name="P13" style:family="paragraph">
      <loext:graphic-properties draw:fill="none" draw:fill-color="#dddddd"/>
      <style:paragraph-properties fo:margin-left="0cm" fo:margin-right="0cm" fo:text-indent="0cm"/>
      <style:text-properties fo:color="#999999" fo:font-size="8pt" style:font-size-asian="10pt" style:font-size-complex="10pt"/>
    </style:style>
    <style:style style:name="P14" style:family="paragraph">
      <style:paragraph-properties fo:margin-left="0cm" fo:margin-right="0cm" fo:text-indent="0cm"/>
      <style:text-properties fo:font-size="8pt" style:font-size-asian="10pt" style:font-size-complex="10pt"/>
    </style:style>
    <style:style style:name="P15" style:family="paragraph">
      <loext:graphic-properties draw:fill="none" draw:fill-color="#003366"/>
      <style:paragraph-properties fo:margin-left="0cm" fo:margin-right="0cm" fo:text-indent="0cm"/>
      <style:text-properties fo:color="#999999" fo:font-size="8pt" style:font-size-asian="10pt" style:font-size-complex="10pt"/>
    </style:style>
    <style:style style:name="P16" style:family="paragraph">
      <loext:graphic-properties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style:font-name="Arial" fo:font-size="12pt" style:letter-kerning="true" style:font-name-asian="Microsoft YaHei" style:font-size-asian="12pt" style:font-name-complex="Mangal" style:font-size-complex="12pt"/>
    </style:style>
    <style:style style:name="T4" style:family="text">
      <style:text-properties fo:font-size="9pt" style:font-size-asian="12pt" style:font-size-complex="12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999999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51" draw:id="id51" draw:layer="layout" svg:width="3.9cm" svg:height="0.7cm" svg:x="8.018cm" svg:y="12.9cm">
          <text:p text:style-name="P1"><text:span text:style-name="T1">SimpleXMLElement</text:span></text:p>
        </draw:rect>
        <draw:rect draw:style-name="gr2" draw:text-style-name="P3" xml:id="id2" draw:id="id2" draw:layer="layout" svg:width="3.2cm" svg:height="0.7cm" svg:x="0.518cm" svg:y="7.2cm">
          <text:p text:style-name="P1"><text:span text:style-name="T1">Traversable</text:span></text:p>
        </draw:rect>
        <draw:rect draw:style-name="gr2" draw:text-style-name="P3" xml:id="id3" draw:id="id3" draw:layer="layout" svg:width="2.2cm" svg:height="0.7cm" svg:x="4.318cm" svg:y="12.9cm">
          <text:p text:style-name="P1"><text:span text:style-name="T1">Iterator</text:span></text:p>
        </draw:rect>
        <draw:rect draw:style-name="gr2" draw:text-style-name="P3" xml:id="id1" draw:id="id1" draw:layer="layout" svg:width="3.9cm" svg:height="0.7cm" svg:x="4.4cm" svg:y="1.5cm">
          <text:p text:style-name="P1"><text:span text:style-name="T1">IteratorAggregate</text:span></text:p>
        </draw:rect>
        <draw:rect draw:style-name="gr2" draw:text-style-name="P3" xml:id="id8" draw:id="id8" draw:layer="layout" svg:width="2.9cm" svg:height="0.7cm" svg:x="4.418cm" svg:y="7.4cm">
          <text:p text:style-name="P1"><text:span text:style-name="T1">Serializable</text:span></text:p>
        </draw:rect>
        <draw:rect draw:style-name="gr2" draw:text-style-name="P3" xml:id="id7" draw:id="id7" draw:layer="layout" svg:width="2.9cm" svg:height="0.7cm" svg:x="4.4cm" svg:y="3.473cm">
          <text:p text:style-name="P1"><text:span text:style-name="T1">ArrayAccess</text:span></text:p>
        </draw:rect>
        <draw:connector draw:style-name="gr3" draw:text-style-name="P4" draw:layer="layout" draw:type="curve" svg:x1="4.4cm" svg:y1="1.85cm" svg:x2="2.118cm" svg:y2="7.2cm" draw:start-shape="id1" draw:start-glue-point="3" draw:end-shape="id2" draw:end-glue-point="0" svg:d="M4400 1850c-1522 0-2282 1783-2282 5350" svg:viewBox="0 0 2283 5351">
          <text:p/>
        </draw:connector>
        <draw:connector draw:style-name="gr3" draw:text-style-name="P4" draw:layer="layout" draw:type="curve" svg:x1="4.318cm" svg:y1="13.25cm" svg:x2="2.118cm" svg:y2="7.9cm" draw:start-shape="id3" draw:start-glue-point="3" draw:end-shape="id2" draw:end-glue-point="2" svg:d="M4318 13250c-1467 0-2200-1783-2200-5350" svg:viewBox="0 0 2201 5351">
          <text:p/>
        </draw:connector>
        <draw:frame draw:style-name="gr4" draw:text-style-name="P6" draw:layer="layout" svg:width="4.185cm" svg:height="0.645cm" svg:x="4.4cm" svg:y="2.1cm">
          <draw:text-box>
            <text:p text:style-name="P5"><text:span text:style-name="T2">getIterator(Traversable)</text:span></text:p>
          </draw:text-box>
        </draw:frame>
        <draw:rect draw:style-name="gr2" draw:text-style-name="P3" xml:id="id9" draw:id="id9" draw:layer="layout" svg:width="2.9cm" svg:height="0.7cm" svg:x="4.418cm" svg:y="10.1cm">
          <text:p text:style-name="P1"><text:span text:style-name="T1">Countable</text:span></text:p>
        </draw:rect>
        <draw:frame draw:style-name="gr5" draw:text-style-name="P7" draw:layer="layout" svg:width="1.598cm" svg:height="0.645cm" svg:x="4.918cm" svg:y="10.755cm">
          <draw:text-box>
            <text:p text:style-name="P5"><text:span text:style-name="T2">count()</text:span></text:p>
          </draw:text-box>
        </draw:frame>
        <draw:frame draw:style-name="gr6" draw:text-style-name="P7" draw:layer="layout" svg:width="1.836cm" svg:height="2.221cm" svg:x="4.618cm" svg:y="13.556cm">
          <draw:text-box>
            <text:p text:style-name="P5"><text:span text:style-name="T2">current()</text:span></text:p>
            <text:p text:style-name="P5"><text:span text:style-name="T2">key()</text:span></text:p>
            <text:p text:style-name="P5"><text:span text:style-name="T2">next()</text:span></text:p>
            <text:p text:style-name="P5"><text:span text:style-name="T2">rewind()</text:span></text:p>
            <text:p text:style-name="P5"><text:span text:style-name="T2">valid()</text:span></text:p>
          </draw:text-box>
        </draw:frame>
        <draw:rect draw:style-name="gr2" draw:text-style-name="P3" xml:id="id4" draw:id="id4" draw:layer="layout" svg:width="2.968cm" svg:height="0.7cm" svg:x="3.082cm" svg:y="16.4cm">
          <text:p text:style-name="P1"><text:span text:style-name="T1">OuterIterator</text:span></text:p>
        </draw:rect>
        <draw:connector draw:style-name="gr7" draw:text-style-name="P8" draw:layer="layout" draw:type="curve" svg:x1="3.082cm" svg:y1="16.75cm" svg:x2="4.318cm" svg:y2="13.25cm" draw:start-shape="id4" draw:end-shape="id3" draw:end-glue-point="3" svg:d="M3082 16750c-751 0-1369-3500 1236-3500" svg:viewBox="0 0 1888 3501">
          <text:p/>
        </draw:connector>
        <draw:frame draw:style-name="gr8" draw:text-style-name="P7" draw:layer="layout" svg:width="4.097cm" svg:height="1.827cm" svg:x="4.103cm" svg:y="4.3cm">
          <draw:text-box>
            <text:p text:style-name="P5"><text:span text:style-name="T2">offsetExists ($offset)</text:span></text:p>
            <text:p text:style-name="P5"><text:span text:style-name="T2">offsetGet ($offset)</text:span></text:p>
            <text:p text:style-name="P5"><text:span text:style-name="T2">offsetSet ($offset, $val)</text:span></text:p>
            <text:p text:style-name="P5"><text:span text:style-name="T2">offsetUnset ($offset)</text:span></text:p>
          </draw:text-box>
        </draw:frame>
        <draw:frame draw:style-name="gr9" draw:text-style-name="P7" draw:layer="layout" svg:width="3.47cm" svg:height="1.039cm" svg:x="4.488cm" svg:y="8.1cm">
          <draw:text-box>
            <text:p text:style-name="P5"><text:span text:style-name="T2">serialize()</text:span></text:p>
            <text:p text:style-name="P5"><text:span text:style-name="T2">unserialize($string)</text:span></text:p>
          </draw:text-box>
        </draw:frame>
        <draw:rect draw:style-name="gr1" draw:text-style-name="P2" xml:id="id5" draw:id="id5" draw:layer="layout" svg:width="2.6cm" svg:height="0.7cm" svg:x="2.759cm" svg:y="22.187cm">
          <text:p text:style-name="P1"><text:span text:style-name="T1">Generator</text:span></text:p>
        </draw:rect>
        <draw:connector draw:style-name="gr7" draw:text-style-name="P8" draw:layer="layout" draw:type="curve" draw:line-skew="-0.75cm" svg:x1="2.759cm" svg:y1="22.537cm" svg:x2="4.318cm" svg:y2="13.25cm" draw:start-shape="id5" draw:start-glue-point="3" draw:end-shape="id3" draw:end-glue-point="3" svg:d="M2759 22537c-1876 0-2656-9287 1559-9287" svg:viewBox="0 0 3074 9288">
          <text:p/>
        </draw:connector>
        <draw:rect draw:style-name="gr1" draw:text-style-name="P2" xml:id="id6" draw:id="id6" draw:layer="layout" svg:width="2.6cm" svg:height="0.7cm" svg:x="9.702cm" svg:y="4.6cm">
          <text:p text:style-name="P1"><text:span text:style-name="T1">ArrayObject</text:span></text:p>
        </draw:rect>
        <draw:connector draw:style-name="gr7" draw:text-style-name="P8" draw:layer="layout" draw:type="curve" svg:x1="9.702cm" svg:y1="4.95cm" svg:x2="8.3cm" svg:y2="1.85cm" draw:start-shape="id6" draw:end-shape="id1" draw:end-glue-point="1" svg:d="M9702 4950c-1051 0-351-3100-1402-3100" svg:viewBox="0 0 1403 3101">
          <text:p/>
        </draw:connector>
        <draw:connector draw:style-name="gr7" draw:text-style-name="P8" draw:layer="layout" draw:type="curve" draw:line-skew="0.2cm" svg:x1="9.702cm" svg:y1="4.95cm" svg:x2="7.3cm" svg:y2="3.823cm" draw:start-shape="id6" draw:end-shape="id7" draw:end-glue-point="1" svg:d="M9702 4950c-1501 0-301-1127-2402-1127" svg:viewBox="0 0 2403 1128">
          <text:p/>
        </draw:connector>
        <draw:connector draw:style-name="gr7" draw:text-style-name="P8" draw:layer="layout" draw:type="curve" svg:x1="9.702cm" svg:y1="4.95cm" svg:x2="7.318cm" svg:y2="7.75cm" draw:start-shape="id6" draw:end-shape="id8" draw:end-glue-point="1" svg:d="M9702 4950c-1788 0-596 2800-2384 2800" svg:viewBox="0 0 2385 2801">
          <text:p/>
        </draw:connector>
        <draw:connector draw:style-name="gr7" draw:text-style-name="P8" draw:layer="layout" draw:type="curve" svg:x1="9.702cm" svg:y1="4.95cm" svg:x2="7.318cm" svg:y2="10.45cm" draw:start-shape="id6" draw:end-shape="id9" draw:end-glue-point="1" svg:d="M9702 4950c-1788 0-596 5500-2384 5500" svg:viewBox="0 0 2385 5501">
          <text:p/>
        </draw:connector>
        <draw:connector draw:style-name="gr7" draw:text-style-name="P8" draw:layer="layout" draw:type="curve" draw:line-skew="0.45cm" svg:x1="8.918cm" svg:y1="9.65cm" svg:x2="6.518cm" svg:y2="13.25cm" draw:start-shape="id10" draw:end-shape="id3" draw:end-glue-point="1" svg:d="M8918 9650c-1125 0 75 3600-2400 3600" svg:viewBox="0 0 2401 3601">
          <text:p/>
        </draw:connector>
        <draw:frame draw:style-name="gr10" draw:text-style-name="P6" draw:layer="layout" svg:width="2.8cm" svg:height="1.039cm" svg:x="8.111cm" svg:y="15.306cm">
          <draw:text-box>
            <text:p text:style-name="P5"><text:span text:style-name="T2">getChildren()</text:span></text:p>
            <text:p text:style-name="P5"><text:span text:style-name="T2">hasChildren()</text:span></text:p>
          </draw:text-box>
        </draw:frame>
        <draw:rect draw:style-name="gr2" draw:text-style-name="P3" xml:id="id11" draw:id="id11" draw:layer="layout" svg:width="3.6cm" svg:height="0.7cm" svg:x="7.811cm" svg:y="14.6cm">
          <text:p text:style-name="P1"><text:span text:style-name="T1">RecursiveIterator</text:span></text:p>
        </draw:rect>
        <draw:connector draw:style-name="gr7" draw:text-style-name="P8" draw:layer="layout" draw:type="curve" draw:line-skew="0.4cm" svg:x1="7.811cm" svg:y1="14.95cm" svg:x2="6.518cm" svg:y2="13.25cm" draw:start-shape="id11" draw:start-glue-point="3" draw:end-shape="id3" draw:end-glue-point="1" svg:d="M7811 14950c-369 0 277-1700-1293-1700" svg:viewBox="0 0 1294 1701">
          <text:p/>
        </draw:connector>
        <draw:rect draw:style-name="gr1" draw:text-style-name="P2" xml:id="id13" draw:id="id13" draw:layer="layout" svg:width="3.2cm" svg:height="0.7cm" svg:x="7.518cm" svg:y="16.7cm">
          <text:p text:style-name="P1"><text:span text:style-name="T1">IteratorIterator</text:span></text:p>
        </draw:rect>
        <draw:rect draw:style-name="gr1" draw:text-style-name="P2" xml:id="id12" draw:id="id12" draw:layer="layout" svg:width="3.5cm" svg:height="0.7cm" svg:x="12.111cm" svg:y="17.2cm">
          <text:p text:style-name="P1"><text:span text:style-name="T1">NoRewindIterator</text:span></text:p>
        </draw:rect>
        <draw:rect draw:style-name="gr1" draw:text-style-name="P2" xml:id="id14" draw:id="id14" draw:layer="layout" svg:width="3.5cm" svg:height="0.7cm" svg:x="12.111cm" svg:y="18.7cm">
          <text:p text:style-name="P1"><text:span text:style-name="T1">InfiniteIterator</text:span></text:p>
        </draw:rect>
        <draw:connector draw:style-name="gr7" draw:text-style-name="P8" draw:layer="layout" draw:type="curve" svg:x1="12.111cm" svg:y1="17.55cm" svg:x2="10.718cm" svg:y2="17.05cm" draw:start-shape="id12" draw:start-glue-point="3" draw:end-shape="id13" svg:d="M12111 17550c-1044 0-348-500-1393-500" svg:viewBox="0 0 1394 501">
          <text:p/>
        </draw:connector>
        <draw:connector draw:style-name="gr7" draw:text-style-name="P8" draw:layer="layout" draw:type="curve" svg:x1="12.111cm" svg:y1="19.05cm" svg:x2="10.718cm" svg:y2="17.05cm" draw:start-shape="id14" draw:start-glue-point="3" draw:end-shape="id13" svg:d="M12111 19050c-1044 0-348-2000-1393-2000" svg:viewBox="0 0 1394 2001">
          <text:p/>
        </draw:connector>
        <draw:rect draw:style-name="gr1" draw:text-style-name="P2" xml:id="id15" draw:id="id15" draw:layer="layout" svg:width="3.5cm" svg:height="0.7cm" svg:x="12.111cm" svg:y="20.3cm">
          <text:p text:style-name="P1"><text:span text:style-name="T1">AppendIterator</text:span></text:p>
        </draw:rect>
        <draw:rect draw:style-name="gr1" draw:text-style-name="P2" xml:id="id16" draw:id="id16" draw:layer="layout" svg:width="3.5cm" svg:height="0.7cm" svg:x="12.111cm" svg:y="22cm">
          <text:p text:style-name="P1"><text:span text:style-name="T1">FilterIterator</text:span></text:p>
        </draw:rect>
        <draw:rect draw:style-name="gr1" draw:text-style-name="P2" xml:id="id17" draw:id="id17" draw:layer="layout" svg:width="3.5cm" svg:height="0.7cm" svg:x="12.087cm" svg:y="23.329cm">
          <text:p text:style-name="P1"><text:span text:style-name="T1">LimitIterator</text:span></text:p>
        </draw:rect>
        <draw:connector draw:style-name="gr7" draw:text-style-name="P8" draw:layer="layout" draw:type="curve" svg:x1="12.111cm" svg:y1="20.65cm" svg:x2="10.718cm" svg:y2="17.05cm" draw:start-shape="id15" draw:start-glue-point="3" draw:end-shape="id13" draw:end-glue-point="1" svg:d="M12111 20650c-1044 0-348-3600-1393-3600" svg:viewBox="0 0 1394 3601">
          <text:p/>
        </draw:connector>
        <draw:connector draw:style-name="gr7" draw:text-style-name="P8" draw:layer="layout" draw:type="curve" svg:x1="12.111cm" svg:y1="22.35cm" svg:x2="9.118cm" svg:y2="17.4cm" draw:start-shape="id16" draw:start-glue-point="3" draw:end-shape="id13" draw:end-glue-point="2" svg:d="M12111 22350c-1996 0-2993-1650-2993-4950" svg:viewBox="0 0 2994 4951">
          <text:p/>
        </draw:connector>
        <draw:connector draw:style-name="gr7" draw:text-style-name="P8" draw:layer="layout" draw:type="curve" svg:x1="12.087cm" svg:y1="23.679cm" svg:x2="9.118cm" svg:y2="17.4cm" draw:start-shape="id17" draw:start-glue-point="3" draw:end-shape="id13" draw:end-glue-point="2" svg:d="M12087 23679c-1980 0-2969-2093-2969-6279" svg:viewBox="0 0 2970 6280">
          <text:p/>
        </draw:connector>
        <draw:rect draw:style-name="gr1" draw:text-style-name="P2" xml:id="id43" draw:id="id43" draw:layer="layout" svg:width="3.5cm" svg:height="0.7cm" svg:x="12.111cm" svg:y="15.355cm">
          <text:p text:style-name="P1"><text:span text:style-name="T1">CachingIterator</text:span></text:p>
        </draw:rect>
        <draw:rect draw:style-name="gr1" draw:text-style-name="P2" draw:layer="layout" svg:width="2.6cm" svg:height="0.7cm" svg:x="2.759cm" svg:y="23.032cm">
          <text:p text:style-name="P1"><text:span text:style-name="T1">Closure</text:span></text:p>
        </draw:rect>
        <draw:rect draw:style-name="gr2" draw:text-style-name="P3" draw:layer="layout" svg:width="2.6cm" svg:height="0.7cm" svg:x="2.759cm" svg:y="23.932cm">
          <text:p text:style-name="P1"><text:span text:style-name="T3">Throwable</text:span></text:p>
        </draw:rect>
        <draw:rect draw:style-name="gr11" draw:text-style-name="P10" xml:id="id18" draw:id="id18" draw:layer="layout" svg:width="3.5cm" svg:height="0.7cm" svg:x="13.6cm" svg:y="9.8cm">
          <text:p text:style-name="P9">DirectoryIterator</text:p>
        </draw:rect>
        <draw:connector draw:style-name="gr7" draw:text-style-name="P8" draw:layer="layout" draw:type="curve" svg:x1="13.6cm" svg:y1="10.15cm" svg:x2="12.218cm" svg:y2="9.65cm" draw:start-shape="id18" draw:start-glue-point="3" draw:end-shape="id10" draw:end-glue-point="1" svg:d="M13600 10150c-1036 0-346-500-1382-500" svg:viewBox="0 0 1383 501">
          <text:p/>
        </draw:connector>
        <draw:rect draw:style-name="gr1" draw:text-style-name="P2" xml:id="id19" draw:id="id19" draw:layer="layout" svg:width="2.6cm" svg:height="0.7cm" svg:x="8.918cm" svg:y="10.9cm">
          <text:p text:style-name="P1"><text:span text:style-name="T1">SplFileInfo</text:span></text:p>
        </draw:rect>
        <draw:connector draw:style-name="gr7" draw:text-style-name="P8" draw:layer="layout" draw:type="curve" svg:x1="13.6cm" svg:y1="10.15cm" svg:x2="11.518cm" svg:y2="11.25cm" draw:start-shape="id18" draw:start-glue-point="3" draw:end-shape="id19" draw:end-glue-point="1" svg:d="M13600 10150c-1561 0-521 1100-2082 1100" svg:viewBox="0 0 2083 1101">
          <text:p/>
        </draw:connector>
        <draw:rect draw:style-name="gr1" draw:text-style-name="P2" xml:id="id20" draw:id="id20" draw:layer="layout" svg:width="3.5cm" svg:height="0.7cm" svg:x="13.618cm" svg:y="10.8cm">
          <text:p text:style-name="P1"><text:span text:style-name="T1">SplFileObject</text:span></text:p>
        </draw:rect>
        <draw:connector draw:style-name="gr7" draw:text-style-name="P8" draw:layer="layout" draw:type="curve" svg:x1="13.618cm" svg:y1="11.15cm" svg:x2="11.411cm" svg:y2="14.95cm" draw:start-shape="id20" draw:end-shape="id11" svg:d="M13618 11150c-1654 0-551 3800-2207 3800" svg:viewBox="0 0 2208 3801">
          <text:p/>
        </draw:connector>
        <draw:connector draw:style-name="gr7" draw:text-style-name="P8" draw:layer="layout" draw:type="curve" svg:x1="13.618cm" svg:y1="11.15cm" svg:x2="11.518cm" svg:y2="11.25cm" draw:start-shape="id20" draw:end-shape="id19" svg:d="M13618 11150c-1575 0-525 100-2100 100" svg:viewBox="0 0 2101 101">
          <text:p/>
        </draw:connector>
        <draw:connector draw:style-name="gr7" draw:text-style-name="P8" draw:layer="layout" draw:type="curve" draw:line-skew="-0.15cm" svg:x1="13.618cm" svg:y1="11.15cm" svg:x2="12.218cm" svg:y2="9.65cm" draw:start-shape="id20" draw:end-shape="id10" draw:end-glue-point="1" svg:d="M13618 11150c-1275 0-575-1500-1400-1500" svg:viewBox="0 0 1401 1501">
          <text:p/>
        </draw:connector>
        <draw:rect draw:style-name="gr1" draw:text-style-name="P2" xml:id="id21" draw:id="id21" draw:layer="layout" svg:width="3.7cm" svg:height="0.7cm" svg:x="13.618cm" svg:y="12.1cm">
          <text:p text:style-name="P1"><text:span text:style-name="T1">SplTempFileObject</text:span></text:p>
        </draw:rect>
        <draw:connector draw:style-name="gr7" draw:text-style-name="P8" draw:layer="layout" draw:type="curve" svg:x1="13.618cm" svg:y1="12.45cm" svg:x2="11.518cm" svg:y2="11.25cm" draw:start-shape="id21" draw:end-shape="id19" draw:end-glue-point="1" svg:d="M13618 12450c-1575 0-525-1200-2100-1200" svg:viewBox="0 0 2101 1201">
          <text:p/>
        </draw:connector>
        <draw:connector draw:style-name="gr7" draw:text-style-name="P8" draw:layer="layout" draw:type="curve" svg:x1="13.618cm" svg:y1="12.45cm" svg:x2="11.411cm" svg:y2="14.95cm" draw:start-shape="id21" draw:start-glue-point="3" draw:end-shape="id11" svg:d="M13618 12450c-1654 0-551 2500-2207 2500" svg:viewBox="0 0 2208 2501">
          <text:p/>
        </draw:connector>
        <draw:connector draw:style-name="gr7" draw:text-style-name="P8" draw:layer="layout" draw:type="curve" draw:line-skew="-0.3cm" svg:x1="13.618cm" svg:y1="12.45cm" svg:x2="12.218cm" svg:y2="9.65cm" draw:start-shape="id21" draw:end-shape="id10" svg:d="M13618 12450c-1500 0-800-2800-1400-2800" svg:viewBox="0 0 1401 2801">
          <text:p/>
        </draw:connector>
        <draw:rect draw:style-name="gr11" draw:text-style-name="P10" xml:id="id22" draw:id="id22" draw:layer="layout" svg:width="2.6cm" svg:height="0.7cm" svg:x="10.1cm" svg:y="6.8cm">
          <text:p text:style-name="P1"><text:span text:style-name="T1">ArrayIterator</text:span></text:p>
        </draw:rect>
        <draw:connector draw:style-name="gr7" draw:text-style-name="P8" draw:layer="layout" draw:type="curve" draw:line-skew="0cm 0.453cm" svg:x1="10.1cm" svg:y1="7.15cm" svg:x2="10.568cm" svg:y2="9.3cm" draw:start-shape="id22" draw:start-glue-point="3" draw:end-shape="id10" draw:end-glue-point="0" svg:d="M10100 7150c-751 0-627 852-322 1222s790 258 790 928" svg:viewBox="0 0 1029 2151">
          <text:p/>
        </draw:connector>
        <draw:connector draw:style-name="gr7" draw:text-style-name="P8" draw:layer="layout" draw:type="curve" draw:line-skew="-0.1cm" svg:x1="10.118cm" svg:y1="7.25cm" svg:x2="7.318cm" svg:y2="10.45cm" draw:end-shape="id9" draw:end-glue-point="1" svg:d="M10118 7250c-1873 0-474 3200-2800 3200" svg:viewBox="0 0 2801 3201">
          <text:p/>
        </draw:connector>
        <draw:connector draw:style-name="gr7" draw:text-style-name="P8" draw:layer="layout" draw:type="curve" draw:line-skew="-0.2cm" svg:x1="10.1cm" svg:y1="7.15cm" svg:x2="7.3cm" svg:y2="3.823cm" draw:start-shape="id22" draw:start-glue-point="3" draw:end-shape="id7" svg:d="M10100 7150c-2400 0-1000-3327-2800-3327" svg:viewBox="0 0 2801 3328">
          <text:p/>
        </draw:connector>
        <draw:connector draw:style-name="gr7" draw:text-style-name="P8" draw:layer="layout" draw:type="curve" svg:x1="10.118cm" svg:y1="7.25cm" svg:x2="7.318cm" svg:y2="7.75cm" draw:end-shape="id8" svg:d="M10118 7250c-1723 0-324 500-2800 500" svg:viewBox="0 0 2801 501">
          <text:p/>
        </draw:connector>
        <draw:rect draw:style-name="gr1" draw:text-style-name="P2" xml:id="id35" draw:id="id35" draw:layer="layout" svg:width="3.7cm" svg:height="0.7cm" svg:x="19.3cm" svg:y="0.7cm">
          <text:p text:style-name="P1"><text:span text:style-name="T1">SplObjectStorage</text:span></text:p>
        </draw:rect>
        <draw:rect draw:style-name="gr1" draw:text-style-name="P2" xml:id="id29" draw:id="id29" draw:layer="layout" svg:width="2.5cm" svg:height="0.7cm" svg:x="21.707cm" svg:y="2.9cm">
          <text:p text:style-name="P1"><text:span text:style-name="T1">SplStack</text:span></text:p>
        </draw:rect>
        <draw:rect draw:style-name="gr1" draw:text-style-name="P2" xml:id="id34" draw:id="id34" draw:layer="layout" svg:width="2.5cm" svg:height="0.7cm" svg:x="21.7cm" svg:y="3.7cm">
          <text:p text:style-name="P1"><text:span text:style-name="T1">SplQueue</text:span></text:p>
        </draw:rect>
        <draw:rect draw:style-name="gr1" draw:text-style-name="P2" xml:id="id24" draw:id="id24" draw:layer="layout" svg:width="2.5cm" svg:height="0.7cm" svg:x="21.7cm" svg:y="4.6cm">
          <text:p text:style-name="P1"><text:span text:style-name="T1">SplHeap</text:span></text:p>
        </draw:rect>
        <draw:rect draw:style-name="gr1" draw:text-style-name="P2" xml:id="id38" draw:id="id38" draw:layer="layout" svg:width="3.6cm" svg:height="0.7cm" svg:x="20.5cm" svg:y="5.6cm">
          <text:p text:style-name="P1"><text:span text:style-name="T1">SplPriorityQueue</text:span></text:p>
        </draw:rect>
        <draw:rect draw:style-name="gr1" draw:text-style-name="P2" xml:id="id37" draw:id="id37" draw:layer="layout" svg:width="3.6cm" svg:height="0.7cm" svg:x="20.523cm" svg:y="6.5cm">
          <text:p text:style-name="P1"><text:span text:style-name="T1">SplFixedArray</text:span></text:p>
        </draw:rect>
        <draw:rect draw:style-name="gr1" draw:text-style-name="P2" xml:id="id23" draw:id="id23" draw:layer="layout" svg:width="2.5cm" svg:height="0.7cm" svg:x="25.1cm" svg:y="4.2cm">
          <text:p text:style-name="P1"><text:span text:style-name="T1">SplMaxHeap</text:span></text:p>
        </draw:rect>
        <draw:rect draw:style-name="gr1" draw:text-style-name="P2" xml:id="id25" draw:id="id25" draw:layer="layout" svg:width="2.5cm" svg:height="0.7cm" svg:x="25.1cm" svg:y="5.1cm">
          <text:p text:style-name="P1"><text:span text:style-name="T1">SplMinHeap</text:span></text:p>
        </draw:rect>
        <draw:connector draw:style-name="gr7" draw:text-style-name="P8" draw:layer="layout" draw:type="curve" svg:x1="25.1cm" svg:y1="4.55cm" svg:x2="24.2cm" svg:y2="4.95cm" draw:start-shape="id23" draw:start-glue-point="3" draw:end-shape="id24" draw:end-glue-point="1" svg:d="M25100 4550c-675 0-225 400-900 400" svg:viewBox="0 0 901 401">
          <text:p/>
        </draw:connector>
        <draw:connector draw:style-name="gr7" draw:text-style-name="P8" draw:layer="layout" draw:type="curve" svg:x1="25.1cm" svg:y1="5.45cm" svg:x2="24.2cm" svg:y2="4.95cm" draw:start-shape="id25" draw:start-glue-point="3" draw:end-shape="id24" draw:end-glue-point="1" svg:d="M25100 5450c-675 0-225-500-900-500" svg:viewBox="0 0 901 501">
          <text:p/>
        </draw:connector>
        <draw:rect draw:style-name="gr1" draw:text-style-name="P2" xml:id="id30" draw:id="id30" draw:layer="layout" svg:width="4cm" svg:height="0.7cm" svg:x="19.3cm" svg:y="1.6cm">
          <text:p text:style-name="P1"><text:span text:style-name="T1">SplDoublyLinkedList</text:span></text:p>
        </draw:rect>
        <draw:rect draw:style-name="gr1" draw:text-style-name="P2" xml:id="id27" draw:id="id27" draw:layer="layout" svg:width="4.9cm" svg:height="0.7cm" svg:x="5.518cm" svg:y="21.5cm">
          <text:p text:style-name="P1"><text:span text:style-name="T1">RecursiveIteratorIterator</text:span></text:p>
        </draw:rect>
        <draw:rect draw:style-name="gr1" draw:text-style-name="P2" xml:id="id26" draw:id="id26" draw:layer="layout" svg:width="4.7cm" svg:height="0.7cm" svg:x="7.111cm" svg:y="24.1cm">
          <text:p text:style-name="P1"><text:span text:style-name="T1">RecursiveTreeIterator</text:span></text:p>
        </draw:rect>
        <draw:connector draw:style-name="gr7" draw:text-style-name="P8" draw:layer="layout" draw:type="curve" svg:x1="9.461cm" svg:y1="24.1cm" svg:x2="7.968cm" svg:y2="22.2cm" draw:start-shape="id26" draw:start-glue-point="0" draw:end-shape="id27" draw:end-glue-point="2" svg:d="M9461 24100c0-1425-1493-475-1493-1900" svg:viewBox="0 0 1494 1901">
          <text:p/>
        </draw:connector>
        <draw:rect draw:style-name="gr1" draw:text-style-name="P2" xml:id="id28" draw:id="id28" draw:layer="layout" svg:width="3cm" svg:height="0.7cm" svg:x="2.718cm" svg:y="19.413cm">
          <text:p text:style-name="P1"><text:span text:style-name="T1">MultipleIterator</text:span></text:p>
        </draw:rect>
        <draw:connector draw:style-name="gr7" draw:text-style-name="P8" draw:layer="layout" draw:type="curve" draw:line-skew="-0.14cm" svg:x1="2.718cm" svg:y1="19.763cm" svg:x2="4.318cm" svg:y2="13.25cm" draw:start-shape="id28" draw:end-shape="id3" draw:end-glue-point="3" svg:d="M2718 19763c-961 0-1761-6513 1600-6513" svg:viewBox="0 0 2436 6514">
          <text:p/>
        </draw:connector>
        <draw:connector draw:style-name="gr7" draw:text-style-name="P8" draw:layer="layout" draw:type="curve" svg:x1="21.707cm" svg:y1="3.25cm" svg:x2="21.3cm" svg:y2="2.3cm" draw:start-shape="id29" draw:start-glue-point="3" draw:end-shape="id30" draw:end-glue-point="2" svg:d="M21707 3250c-272 0-407-316-407-950" svg:viewBox="0 0 408 951">
          <text:p/>
        </draw:connector>
        <draw:rect draw:style-name="gr2" draw:text-style-name="P3" xml:id="id10" draw:id="id10" draw:layer="layout" svg:width="3.3cm" svg:height="0.7cm" svg:x="8.918cm" svg:y="9.3cm">
          <text:p text:style-name="P1"><text:span text:style-name="T1">SeekableIterator</text:span></text:p>
        </draw:rect>
        <draw:frame draw:style-name="gr12" draw:text-style-name="P6" draw:layer="layout" svg:width="2.885cm" svg:height="0.645cm" svg:x="9.018cm" svg:y="10cm">
          <draw:text-box>
            <text:p text:style-name="P5"><text:span text:style-name="T2">seek($position)</text:span></text:p>
          </draw:text-box>
        </draw:frame>
        <draw:rect draw:style-name="gr2" draw:text-style-name="P11" xml:id="id32" draw:id="id32" draw:layer="layout" svg:width="2cm" svg:height="0.4cm" svg:x="14cm" svg:y="2.3cm">
          <text:p text:style-name="P1"><text:span text:style-name="T4">ArrayAccess</text:span></text:p>
        </draw:rect>
        <draw:rect draw:style-name="gr2" draw:text-style-name="P11" xml:id="id36" draw:id="id36" draw:layer="layout" svg:width="2cm" svg:height="0.4cm" svg:x="14cm" svg:y="1.5cm">
          <text:p text:style-name="P1"><text:span text:style-name="T4">Serializable</text:span></text:p>
        </draw:rect>
        <draw:rect draw:style-name="gr2" draw:text-style-name="P11" xml:id="id33" draw:id="id33" draw:layer="layout" svg:width="2cm" svg:height="0.4cm" svg:x="14cm" svg:y="3.1cm">
          <text:p text:style-name="P1"><text:span text:style-name="T4">Countable</text:span></text:p>
        </draw:rect>
        <draw:rect draw:style-name="gr2" draw:text-style-name="P11" xml:id="id31" draw:id="id31" draw:layer="layout" svg:width="2cm" svg:height="0.4cm" svg:x="14cm" svg:y="3.9cm">
          <text:p text:style-name="P1"><text:span text:style-name="T4">Iterator</text:span></text:p>
        </draw:rect>
        <draw:connector draw:style-name="gr7" draw:text-style-name="P8" draw:layer="layout" draw:type="curve" svg:x1="19.3cm" svg:y1="1.95cm" svg:x2="16cm" svg:y2="4.1cm" draw:start-shape="id30" draw:end-shape="id31" draw:end-glue-point="1" svg:d="M19300 1950c-2475 0-825 2150-3300 2150" svg:viewBox="0 0 3301 2151">
          <text:p/>
        </draw:connector>
        <draw:connector draw:style-name="gr7" draw:text-style-name="P8" draw:layer="layout" draw:type="curve" svg:x1="19.3cm" svg:y1="1.95cm" svg:x2="16cm" svg:y2="2.5cm" draw:start-shape="id30" draw:end-shape="id32" draw:end-glue-point="1" svg:d="M19300 1950c-2475 0-825 550-3300 550" svg:viewBox="0 0 3301 551">
          <text:p/>
        </draw:connector>
        <draw:connector draw:style-name="gr7" draw:text-style-name="P8" draw:layer="layout" draw:type="curve" svg:x1="19.3cm" svg:y1="1.95cm" svg:x2="16cm" svg:y2="3.3cm" draw:start-shape="id30" draw:end-shape="id33" draw:end-glue-point="1" svg:d="M19300 1950c-2475 0-825 1350-3300 1350" svg:viewBox="0 0 3301 1351">
          <text:p/>
        </draw:connector>
        <draw:connector draw:style-name="gr7" draw:text-style-name="P8" draw:layer="layout" draw:type="curve" svg:x1="21.7cm" svg:y1="4.05cm" svg:x2="21.3cm" svg:y2="2.3cm" draw:start-shape="id34" draw:start-glue-point="3" draw:end-shape="id30" draw:end-glue-point="2" svg:d="M21700 4050c-751 0-626-525-538-700s138 0 138-1050" svg:viewBox="0 0 606 1751">
          <text:p/>
        </draw:connector>
        <draw:connector draw:style-name="gr7" draw:text-style-name="P8" draw:layer="layout" draw:type="curve" draw:line-skew="0.175cm" svg:x1="21.7cm" svg:y1="4.95cm" svg:x2="16cm" svg:y2="4.1cm" draw:start-shape="id24" draw:start-glue-point="3" draw:end-shape="id31" draw:end-glue-point="1" svg:d="M21700 4950c-4012 0-1163-850-5700-850" svg:viewBox="0 0 5701 851">
          <text:p/>
        </draw:connector>
        <draw:connector draw:style-name="gr7" draw:text-style-name="P8" draw:layer="layout" draw:type="curve" svg:x1="21.7cm" svg:y1="4.95cm" svg:x2="16cm" svg:y2="3.3cm" draw:start-shape="id24" draw:start-glue-point="3" draw:end-shape="id33" draw:end-glue-point="1" svg:d="M21700 4950c-4275 0-1425-1650-5700-1650" svg:viewBox="0 0 5701 1651">
          <text:p/>
        </draw:connector>
        <draw:connector draw:style-name="gr7" draw:text-style-name="P8" draw:layer="layout" draw:type="curve" svg:x1="19.3cm" svg:y1="1.05cm" svg:x2="16cm" svg:y2="2.5cm" draw:start-shape="id35" draw:start-glue-point="3" draw:end-shape="id32" draw:end-glue-point="1" svg:d="M19300 1050c-2475 0-825 1450-3300 1450" svg:viewBox="0 0 3301 1451">
          <text:p/>
        </draw:connector>
        <draw:connector draw:style-name="gr7" draw:text-style-name="P8" draw:layer="layout" draw:type="curve" svg:x1="19.3cm" svg:y1="1.05cm" svg:x2="16cm" svg:y2="1.7cm" draw:start-shape="id35" draw:start-glue-point="3" draw:end-shape="id36" draw:end-glue-point="1" svg:d="M19300 1050c-2475 0-825 650-3300 650" svg:viewBox="0 0 3301 651">
          <text:p/>
        </draw:connector>
        <draw:connector draw:style-name="gr7" draw:text-style-name="P8" draw:layer="layout" draw:type="curve" svg:x1="19.3cm" svg:y1="1.05cm" svg:x2="16cm" svg:y2="3.3cm" draw:start-shape="id35" draw:start-glue-point="3" draw:end-shape="id33" svg:d="M19300 1050c-2475 0-825 2250-3300 2250" svg:viewBox="0 0 3301 2251">
          <text:p/>
        </draw:connector>
        <draw:connector draw:style-name="gr7" draw:text-style-name="P8" draw:layer="layout" draw:type="curve" svg:x1="19.3cm" svg:y1="1.05cm" svg:x2="16cm" svg:y2="4.1cm" draw:start-shape="id35" draw:start-glue-point="3" draw:end-shape="id31" draw:end-glue-point="1" svg:d="M19300 1050c-2475 0-825 3050-3300 3050" svg:viewBox="0 0 3301 3051">
          <text:p/>
        </draw:connector>
        <draw:connector draw:style-name="gr7" draw:text-style-name="P8" draw:layer="layout" draw:type="curve" svg:x1="20.523cm" svg:y1="6.85cm" svg:x2="16cm" svg:y2="4.1cm" draw:start-shape="id37" draw:start-glue-point="3" draw:end-shape="id31" draw:end-glue-point="1" svg:d="M20523 6850c-3391 0-1130-2750-4523-2750" svg:viewBox="0 0 4524 2751">
          <text:p/>
        </draw:connector>
        <draw:connector draw:style-name="gr7" draw:text-style-name="P8" draw:layer="layout" draw:type="curve" svg:x1="20.523cm" svg:y1="6.85cm" svg:x2="16cm" svg:y2="2.5cm" draw:start-shape="id37" draw:end-shape="id32" draw:end-glue-point="1" svg:d="M20523 6850c-3391 0-1130-4350-4523-4350" svg:viewBox="0 0 4524 4351">
          <text:p/>
        </draw:connector>
        <draw:connector draw:style-name="gr7" draw:text-style-name="P8" draw:layer="layout" draw:type="curve" svg:x1="20.523cm" svg:y1="6.85cm" svg:x2="16cm" svg:y2="3.3cm" draw:start-shape="id37" draw:end-shape="id33" draw:end-glue-point="1" svg:d="M20523 6850c-3391 0-1130-3550-4523-3550" svg:viewBox="0 0 4524 3551">
          <text:p/>
        </draw:connector>
        <draw:connector draw:style-name="gr7" draw:text-style-name="P8" draw:layer="layout" draw:type="curve" svg:x1="20.5cm" svg:y1="5.95cm" svg:x2="16cm" svg:y2="3.3cm" draw:start-shape="id38" draw:start-glue-point="3" draw:end-shape="id33" svg:d="M20500 5950c-3375 0-1125-2650-4500-2650" svg:viewBox="0 0 4501 2651">
          <text:p/>
        </draw:connector>
        <draw:connector draw:style-name="gr7" draw:text-style-name="P8" draw:layer="layout" draw:type="curve" svg:x1="20.5cm" svg:y1="5.95cm" svg:x2="16cm" svg:y2="4.1cm" draw:start-shape="id38" draw:start-glue-point="3" draw:end-shape="id31" draw:end-glue-point="1" svg:d="M20500 5950c-3375 0-1125-1850-4500-1850" svg:viewBox="0 0 4501 1851">
          <text:p/>
        </draw:connector>
        <draw:connector draw:style-name="gr7" draw:text-style-name="P8" draw:layer="layout" draw:type="curve" draw:line-skew="0.04cm" svg:x1="7.518cm" svg:y1="17.05cm" svg:x2="6.05cm" svg:y2="16.75cm" draw:start-shape="id13" draw:start-glue-point="3" draw:end-shape="id4" draw:end-glue-point="1" svg:d="M7518 17050c-1041 0-307-300-1468-300" svg:viewBox="0 0 1469 301">
          <text:p/>
        </draw:connector>
        <draw:frame draw:style-name="gr13" draw:text-style-name="P6" draw:layer="layout" svg:width="3.139cm" svg:height="0.645cm" svg:x="3.011cm" svg:y="17.1cm">
          <draw:text-box>
            <text:p text:style-name="P5"><text:span text:style-name="T2">getInnerIterator()</text:span></text:p>
          </draw:text-box>
        </draw:frame>
        <draw:rect draw:style-name="gr2" draw:text-style-name="P3" draw:layer="layout" svg:width="2.6cm" svg:height="0.7cm" svg:x="10.233cm" svg:y="0.667cm">
          <text:p text:style-name="P1"><text:span text:style-name="T3">SplObserver</text:span></text:p>
        </draw:rect>
        <draw:rect draw:style-name="gr2" draw:text-style-name="P3" draw:layer="layout" svg:width="2.6cm" svg:height="0.7cm" svg:x="10.233cm" svg:y="2.067cm">
          <text:p text:style-name="P1"><text:span text:style-name="T3">SplSubject</text:span></text:p>
        </draw:rect>
        <draw:frame draw:style-name="gr14" draw:text-style-name="P7" draw:layer="layout" svg:width="3.482cm" svg:height="0.645cm" svg:x="9.833cm" svg:y="1.322cm">
          <draw:text-box>
            <text:p text:style-name="P5"><text:span text:style-name="T2">update(SplSubject)</text:span></text:p>
          </draw:text-box>
        </draw:frame>
        <draw:frame draw:style-name="gr15" draw:text-style-name="P7" draw:layer="layout" svg:width="3.749cm" svg:height="1.433cm" svg:x="9.751cm" svg:y="2.967cm">
          <draw:text-box>
            <text:p text:style-name="P5"><text:span text:style-name="T2">attach(SplObserver)</text:span></text:p>
            <text:p text:style-name="P5"><text:span text:style-name="T2">detach(SplObserver)</text:span></text:p>
            <text:p text:style-name="P5"><text:span text:style-name="T2">notify()</text:span></text:p>
          </draw:text-box>
        </draw:frame>
        <draw:frame draw:style-name="gr16" draw:text-style-name="P12" draw:layer="layout" svg:width="3.677cm" svg:height="0.763cm" svg:x="23.223cm" svg:y="7.337cm">
          <draw:text-box>
            <text:p><text:span text:style-name="T5">Data Structures</text:span></text:p>
          </draw:text-box>
        </draw:frame>
        <draw:rect draw:style-name="gr1" draw:text-style-name="P2" xml:id="id46" draw:id="id46" draw:layer="layout" svg:width="4.1cm" svg:height="0.7cm" svg:x="16.211cm" svg:y="20.2cm">
          <text:p text:style-name="P1"><text:span text:style-name="T1">CallbackFilterIterator</text:span></text:p>
        </draw:rect>
        <draw:rect draw:style-name="gr1" draw:text-style-name="P2" draw:layer="layout" svg:width="3cm" svg:height="0.7cm" svg:x="2.718cm" svg:y="18.613cm">
          <text:p text:style-name="P1"><text:span text:style-name="T1">EmptyIterator</text:span></text:p>
        </draw:rect>
        <draw:rect draw:style-name="gr11" draw:text-style-name="P10" xml:id="id39" draw:id="id39" draw:layer="layout" svg:width="3.5cm" svg:height="0.7cm" svg:x="18.118cm" svg:y="10cm">
          <text:p text:style-name="P9">FilesystemIterator</text:p>
        </draw:rect>
        <draw:connector draw:style-name="gr7" draw:text-style-name="P8" draw:layer="layout" draw:type="curve" svg:x1="18.118cm" svg:y1="10.35cm" svg:x2="17.1cm" svg:y2="10.15cm" draw:start-shape="id39" draw:start-glue-point="3" draw:end-shape="id18" draw:end-glue-point="1" svg:d="M18118 10350c-763 0-255-200-1018-200" svg:viewBox="0 0 1019 201">
          <text:p/>
        </draw:connector>
        <draw:rect draw:style-name="gr11" draw:text-style-name="P10" xml:id="id49" draw:id="id49" draw:layer="layout" svg:width="2.9cm" svg:height="0.7cm" svg:x="20.118cm" svg:y="11.5cm">
          <text:p text:style-name="P9">GlobIterator</text:p>
        </draw:rect>
        <draw:rect draw:style-name="gr1" draw:text-style-name="P2" xml:id="id41" draw:id="id41" draw:layer="layout" svg:width="4.6cm" svg:height="0.7cm" svg:x="19.711cm" svg:y="21.3cm">
          <text:p text:style-name="P1"><text:span text:style-name="T1">RecursiveFilterIterator</text:span></text:p>
        </draw:rect>
        <draw:rect draw:style-name="gr1" draw:text-style-name="P2" xml:id="id40" draw:id="id40" draw:layer="layout" svg:width="3.5cm" svg:height="0.7cm" svg:x="22.511cm" svg:y="23.7cm">
          <text:p text:style-name="P1"><text:span text:style-name="T1">ParentItera</text:span><text:span text:style-name="T1">tor</text:span></text:p>
        </draw:rect>
        <draw:connector draw:style-name="gr7" draw:text-style-name="P8" draw:layer="layout" draw:type="curve" svg:x1="26.011cm" svg:y1="24.05cm" svg:x2="24.311cm" svg:y2="21.65cm" draw:start-shape="id40" draw:end-shape="id41" draw:end-glue-point="1" svg:d="M26011 24050c751 0 1601-2400-1700-2400" svg:viewBox="0 0 2388 2401">
          <text:p/>
        </draw:connector>
        <draw:rect draw:style-name="gr11" draw:text-style-name="P10" xml:id="id42" draw:id="id42" draw:layer="layout" svg:width="4.6cm" svg:height="0.7cm" svg:x="15.218cm" svg:y="8.3cm">
          <text:p text:style-name="P1"><text:span text:style-name="T1">RecursiveArrayIterator</text:span></text:p>
        </draw:rect>
        <draw:connector draw:style-name="gr7" draw:text-style-name="P8" draw:layer="layout" draw:type="curve" draw:line-skew="0.85cm" svg:x1="15.218cm" svg:y1="8.65cm" svg:x2="12.718cm" svg:y2="7.25cm" draw:start-shape="id42" draw:start-glue-point="3" svg:d="M15218 8650c-975 0 275-1400-2500-1400" svg:viewBox="0 0 2501 1401">
          <text:p/>
        </draw:connector>
        <draw:connector draw:style-name="gr7" draw:text-style-name="P8" draw:layer="layout" draw:type="curve" svg:x1="12.111cm" svg:y1="15.705cm" svg:x2="10.718cm" svg:y2="17.05cm" draw:start-shape="id43" draw:start-glue-point="3" draw:end-shape="id13" svg:d="M12111 15705c-1044 0-348 1345-1393 1345" svg:viewBox="0 0 1394 1346">
          <text:p/>
        </draw:connector>
        <draw:rect draw:style-name="gr1" draw:text-style-name="P2" xml:id="id44" draw:id="id44" draw:layer="layout" svg:width="4.9cm" svg:height="0.7cm" svg:x="18.318cm" svg:y="16.5cm">
          <text:p text:style-name="P1"><text:span text:style-name="T1">RecursiveCachingIterator</text:span></text:p>
        </draw:rect>
        <draw:connector draw:style-name="gr7" draw:text-style-name="P8" draw:layer="layout" draw:type="curve" svg:x1="18.318cm" svg:y1="16.85cm" svg:x2="15.611cm" svg:y2="15.705cm" draw:start-shape="id44" draw:start-glue-point="3" draw:end-shape="id43" svg:d="M18318 16850c-2029 0-676-1145-2707-1145" svg:viewBox="0 0 2708 1146">
          <text:p/>
        </draw:connector>
        <draw:connector draw:style-name="gr7" draw:text-style-name="P8" draw:layer="layout" draw:type="curve" draw:line-skew="-0.522cm" svg:x1="12.111cm" svg:y1="15.705cm" svg:x2="7.3cm" svg:y2="3.823cm" draw:start-shape="id43" draw:start-glue-point="3" draw:end-shape="id7" draw:end-glue-point="1" svg:d="M12111 15705c-4390 0-1985-11882-4811-11882" svg:viewBox="0 0 4812 11883">
          <text:p/>
        </draw:connector>
        <draw:connector draw:style-name="gr7" draw:text-style-name="P8" draw:layer="layout" draw:type="curve" draw:line-skew="-0.297cm" svg:x1="12.111cm" svg:y1="15.705cm" svg:x2="7.318cm" svg:y2="10.45cm" draw:start-shape="id43" draw:start-glue-point="3" draw:end-shape="id9" draw:end-glue-point="1" svg:d="M12111 15705c-4039 0-1643-5255-4793-5255" svg:viewBox="0 0 4794 5256">
          <text:p/>
        </draw:connector>
        <draw:rect draw:style-name="gr1" draw:text-style-name="P2" xml:id="id45" draw:id="id45" draw:layer="layout" svg:width="6cm" svg:height="0.7cm" svg:x="18.911cm" svg:y="18.1cm">
          <text:p text:style-name="P1"><text:span text:style-name="T1">RecursiveCallbackFilterIterator</text:span></text:p>
        </draw:rect>
        <draw:connector draw:style-name="gr7" draw:text-style-name="P8" draw:layer="layout" draw:type="curve" svg:x1="21.911cm" svg:y1="18.8cm" svg:x2="20.311cm" svg:y2="20.55cm" draw:start-shape="id45" draw:start-glue-point="2" draw:end-shape="id46" draw:end-glue-point="1" svg:d="M21911 18800c0 1167-533 1750-1600 1750" svg:viewBox="0 0 1601 1751">
          <text:p/>
        </draw:connector>
        <draw:rect draw:style-name="gr1" draw:text-style-name="P2" xml:id="id48" draw:id="id48" draw:layer="layout" svg:width="2.8cm" svg:height="0.7cm" svg:x="16.211cm" svg:y="23.2cm">
          <text:p text:style-name="P1"><text:span text:style-name="T1">RegexIterator</text:span></text:p>
        </draw:rect>
        <draw:connector draw:style-name="gr7" draw:text-style-name="P8" draw:layer="layout" draw:type="curve" svg:x1="19.711cm" svg:y1="21.65cm" svg:x2="15.611cm" svg:y2="22.35cm" draw:start-shape="id41" draw:start-glue-point="3" draw:end-shape="id16" draw:end-glue-point="1" svg:d="M19711 21650c-3075 0-1025 700-4100 700" svg:viewBox="0 0 4101 701">
          <text:p/>
        </draw:connector>
        <draw:rect draw:style-name="gr1" draw:text-style-name="P2" xml:id="id47" draw:id="id47" draw:layer="layout" svg:width="4.6cm" svg:height="0.7cm" svg:x="19.911cm" svg:y="22.5cm">
          <text:p text:style-name="P1"><text:span text:style-name="T1">RecursiveRegexIterator</text:span></text:p>
        </draw:rect>
        <draw:connector draw:style-name="gr7" draw:text-style-name="P8" draw:layer="layout" draw:type="curve" svg:x1="19.911cm" svg:y1="22.85cm" svg:x2="19.011cm" svg:y2="23.55cm" draw:start-shape="id47" draw:start-glue-point="3" draw:end-shape="id48" draw:end-glue-point="1" svg:d="M19911 22850c-675 0-225 700-900 700" svg:viewBox="0 0 901 701">
          <text:p/>
        </draw:connector>
        <draw:connector draw:style-name="gr7" draw:text-style-name="P8" draw:layer="layout" draw:type="curve" svg:x1="17.611cm" svg:y1="23.2cm" svg:x2="15.611cm" svg:y2="22.35cm" draw:start-shape="id48" draw:end-shape="id16" draw:end-glue-point="1" svg:d="M17611 23200c0-567-666-850-2000-850" svg:viewBox="0 0 2001 851">
          <text:p/>
        </draw:connector>
        <draw:connector draw:style-name="gr7" draw:text-style-name="P8" draw:layer="layout" draw:type="curve" svg:x1="18.261cm" svg:y1="20.9cm" svg:x2="15.611cm" svg:y2="22.35cm" draw:start-shape="id46" draw:start-glue-point="2" draw:end-shape="id16" draw:end-glue-point="1" svg:d="M18261 20900c0 967-883 1450-2650 1450" svg:viewBox="0 0 2651 1451">
          <text:p/>
        </draw:connector>
        <draw:connector draw:style-name="gr7" draw:text-style-name="P8" draw:layer="layout" draw:type="curve" draw:line-skew="-0.813cm" svg:x1="24.911cm" svg:y1="18.45cm" svg:x2="11.411cm" svg:y2="14.95cm" draw:start-shape="id45" draw:start-glue-point="1" draw:end-shape="id11" draw:end-glue-point="1" svg:d="M24911 18450c-468 0 6282-3500-13500-3500" svg:viewBox="0 0 14245 3501">
          <text:p/>
        </draw:connector>
        <draw:connector draw:style-name="gr7" draw:text-style-name="P8" draw:layer="layout" draw:type="curve" svg:x1="24.311cm" svg:y1="21.65cm" svg:x2="11.411cm" svg:y2="14.95cm" draw:start-shape="id41" draw:start-glue-point="1" draw:end-shape="id11" draw:end-glue-point="1" svg:d="M24311 21650c751 0 7201-6700-12900-6700" svg:viewBox="0 0 14476 6701">
          <text:p/>
        </draw:connector>
        <draw:connector draw:style-name="gr7" draw:text-style-name="P8" draw:layer="layout" draw:type="curve" draw:line-skew="1.094cm" svg:x1="24.511cm" svg:y1="22.85cm" svg:x2="11.411cm" svg:y2="14.95cm" draw:start-shape="id47" draw:start-glue-point="1" draw:end-shape="id11" draw:end-glue-point="1" svg:d="M24511 22850c2392 0 8942-7900-13100-7900" svg:viewBox="0 0 15890 7901">
          <text:p/>
        </draw:connector>
        <draw:connector draw:style-name="gr7" draw:text-style-name="P8" draw:layer="layout" draw:type="curve" draw:line-skew="4.362cm" svg:x1="19.818cm" svg:y1="8.65cm" svg:x2="11.411cm" svg:y2="14.95cm" draw:start-shape="id42" draw:start-glue-point="1" draw:end-shape="id11" svg:d="M19818 8650c7294 0 11498 6300-8407 6300" svg:viewBox="0 0 14466 6301">
          <text:p/>
        </draw:connector>
        <draw:connector draw:style-name="gr7" draw:text-style-name="P8" draw:layer="layout" draw:type="curve" svg:x1="7.968cm" svg:y1="21.5cm" svg:x2="6.05cm" svg:y2="16.75cm" draw:start-shape="id27" draw:end-shape="id4" draw:end-glue-point="1" svg:d="M7968 21500c0-3167-639-4750-1918-4750" svg:viewBox="0 0 1919 4751">
          <text:p/>
        </draw:connector>
        <draw:connector draw:style-name="gr7" draw:text-style-name="P8" draw:layer="layout" draw:type="curve" svg:x1="20.768cm" svg:y1="16.5cm" svg:x2="11.411cm" svg:y2="14.95cm" draw:start-shape="id44" draw:start-glue-point="0" draw:end-shape="id11" draw:end-glue-point="1" svg:d="M20768 16500c0-1034-3119-1550-9357-1550" svg:viewBox="0 0 9358 1551">
          <text:p/>
        </draw:connector>
        <draw:connector draw:style-name="gr17" draw:text-style-name="P8" draw:layer="layout" draw:type="curve" svg:x1="11.002cm" svg:y1="5.3cm" svg:x2="11.4cm" svg:y2="6.8cm" draw:start-shape="id6" draw:start-glue-point="2" draw:end-shape="id22" draw:end-glue-point="0" svg:d="M11002 5300c0 1125 398 375 398 1500" svg:viewBox="0 0 399 1501">
          <text:p/>
        </draw:connector>
        <draw:frame draw:style-name="gr18" draw:text-style-name="P13" draw:layer="layout" svg:width="4.198cm" svg:height="1.205cm" svg:x="11.202cm" svg:y="5.3cm">
          <draw:text-box>
            <text:p text:style-name="P5"><text:span text:style-name="T6">not implementing Iterator</text:span></text:p>
            <text:p text:style-name="P5"><text:span text:style-name="T6">can be sorted PHP like</text:span></text:p>
            <text:p text:style-name="P5"><text:span text:style-name="T6">default iterator = ArrayIterator</text:span></text:p>
          </draw:text-box>
        </draw:frame>
        <draw:frame draw:style-name="gr19" draw:text-style-name="P13" draw:layer="layout" svg:width="2.077cm" svg:height="0.645cm" svg:x="6.011cm" svg:y="22.3cm">
          <draw:text-box>
            <text:p text:style-name="P5"><text:span text:style-name="T6">tree iteration</text:span></text:p>
          </draw:text-box>
        </draw:frame>
        <draw:frame draw:style-name="gr20" draw:text-style-name="P13" draw:layer="layout" svg:width="1.941cm" svg:height="0.645cm" svg:x="7.318cm" svg:y="17.355cm">
          <draw:text-box>
            <text:p text:style-name="P5"><text:span text:style-name="T6">list iteration</text:span></text:p>
          </draw:text-box>
        </draw:frame>
        <draw:frame draw:style-name="gr21" draw:text-style-name="P13" draw:layer="layout" svg:width="5.193cm" svg:height="1.205cm" svg:x="9.618cm" svg:y="7.555cm">
          <draw:text-box>
            <text:p text:style-name="P5"><text:span text:style-name="T6">__construct($array=array(), $flags=0)</text:span></text:p>
            <text:p text:style-name="P5"><text:span text:style-name="T6">append()</text:span></text:p>
            <text:p text:style-name="P5"><text:span text:style-name="T6">pas de Traversable !!!</text:span></text:p>
          </draw:text-box>
        </draw:frame>
        <draw:frame draw:style-name="gr22" draw:text-style-name="P13" draw:layer="layout" svg:width="1.598cm" svg:height="0.569cm" svg:x="13.013cm" svg:y="22.655cm">
          <draw:text-box>
            <text:p text:style-name="P5"><text:span text:style-name="T6">abstract</text:span></text:p>
          </draw:text-box>
        </draw:frame>
        <draw:frame draw:style-name="gr23" draw:text-style-name="P6" draw:layer="layout" svg:width="13.723cm" svg:height="1.039cm" svg:x="3.088cm" svg:y="25.361cm">
          <draw:text-box>
            <text:p text:style-name="P5"><text:span text:style-name="T2">$it <text:s text:c="2"/>= new </text:span><text:span text:style-name="T2">IteratorIterator(new </text:span><text:span text:style-name="T2">ArrayIterator([‘a’ =&gt; </text:span><text:span text:style-name="T2">’aa’])) ;</text:span></text:p>
            <text:p text:style-name="P5"><text:span text:style-name="T2">$it2 = new </text:span><text:span text:style-name="T2">RecursiveIteratorIterato</text:span><text:span text:style-name="T2">r(new </text:span><text:span text:style-name="T2">RecursiveArrayIterator(</text:span><text:span text:style-name="T2">[‘a’ =&gt; [‘b’ =&gt; ‘bb’]])) ;</text:span></text:p>
          </draw:text-box>
        </draw:frame>
        <draw:frame draw:style-name="gr24" draw:text-style-name="P6" draw:layer="layout" svg:width="2cm" svg:height="1.039cm" svg:x="9.818cm" svg:y="11.5cm">
          <draw:text-box>
            <text:p text:style-name="P5"><text:span text:style-name="T2">getPath()</text:span></text:p>
            <text:p text:style-name="P5"><text:span text:style-name="T2">isDir()...</text:span></text:p>
          </draw:text-box>
        </draw:frame>
        <draw:frame draw:style-name="gr25" draw:text-style-name="P6" draw:layer="layout" svg:width="2.8cm" svg:height="0.645cm" svg:x="14.518cm" svg:y="11.455cm">
          <draw:text-box>
            <text:p text:style-name="P5"><text:span text:style-name="T2">fget()...</text:span></text:p>
          </draw:text-box>
        </draw:frame>
        <draw:frame draw:style-name="gr26" draw:text-style-name="P15" draw:layer="layout" svg:width="4.659cm" svg:height="0.887cm" svg:x="11.811cm" svg:y="16.013cm">
          <draw:text-box>
            <text:p text:style-name="P14"><text:span text:style-name="T6">foreach fills and resets the cache</text:span></text:p>
            <text:p text:style-name="P14"><text:span text:style-name="T6">getCache() if FULL_CACHE</text:span></text:p>
          </draw:text-box>
        </draw:frame>
        <draw:frame draw:style-name="gr27" draw:text-style-name="P15" draw:layer="layout" svg:width="3.939cm" svg:height="0.887cm" svg:x="2.618cm" svg:y="20.213cm">
          <draw:text-box>
            <text:p text:style-name="P14"><text:span text:style-name="T6">Attach each Iterator once</text:span></text:p>
            <text:p text:style-name="P14"><text:span text:style-name="T6">SplObjectStorage internally</text:span></text:p>
          </draw:text-box>
        </draw:frame>
        <draw:frame draw:style-name="gr26" draw:text-style-name="P15" draw:layer="layout" svg:width="4.803cm" svg:height="0.887cm" svg:x="12.008cm" svg:y="21.013cm">
          <draw:text-box>
            <text:p text:style-name="P14"><text:span text:style-name="T6">Attach each Iterator multiple times</text:span></text:p>
            <text:p text:style-name="P14"><text:span text:style-name="T6">Array Iterator internally</text:span></text:p>
          </draw:text-box>
        </draw:frame>
        <draw:connector draw:style-name="gr7" draw:text-style-name="P8" draw:layer="layout" draw:type="curve" draw:line-skew="0cm -0.511cm" svg:x1="23.018cm" svg:y1="11.85cm" svg:x2="5.868cm" svg:y2="10.1cm" draw:start-shape="id49" draw:start-glue-point="1" draw:end-shape="id9" draw:end-glue-point="0" svg:d="M23018 11850c751 0 626-1381-3849-2198s-13301-1070-13301 448" svg:viewBox="0 0 17500 2852">
          <text:p/>
        </draw:connector>
        <draw:connector draw:style-name="gr7" draw:text-style-name="P8" draw:layer="layout" draw:type="curve" svg:x1="21.568cm" svg:y1="11.5cm" svg:x2="19.868cm" svg:y2="10.7cm" draw:start-shape="id49" draw:start-glue-point="0" draw:end-shape="id39" draw:end-glue-point="2" svg:d="M21568 11500c0-600-1700-200-1700-800" svg:viewBox="0 0 1701 801">
          <text:p/>
        </draw:connector>
        <draw:frame draw:style-name="gr26" draw:text-style-name="P15" draw:layer="layout" svg:width="4.579cm" svg:height="0.887cm" svg:x="12.032cm" svg:y="19.313cm">
          <draw:text-box>
            <text:p text:style-name="P14"><text:span text:style-name="T6">Infinite loop, can be combined</text:span></text:p>
            <text:p text:style-name="P14"><text:span text:style-name="T6">with LimitIterator </text:span></text:p>
          </draw:text-box>
        </draw:frame>
        <draw:frame draw:style-name="gr26" draw:text-style-name="P15" draw:layer="layout" svg:width="4.579cm" svg:height="0.739cm" svg:x="12.111cm" svg:y="17.9cm">
          <draw:text-box>
            <text:p text:style-name="P14"><text:span text:style-name="T6">only one foreach can be used</text:span></text:p>
          </draw:text-box>
        </draw:frame>
        <draw:frame draw:style-name="gr26" draw:text-style-name="P15" draw:layer="layout" svg:width="5.066cm" svg:height="0.739cm" svg:x="21.952cm" svg:y="24.513cm">
          <draw:text-box>
            <text:p text:style-name="P14"><text:span text:style-name="T6">only returns items that have children</text:span></text:p>
          </draw:text-box>
        </draw:frame>
        <draw:rect draw:style-name="gr11" draw:text-style-name="P10" xml:id="id50" draw:id="id50" draw:layer="layout" svg:width="3.7cm" svg:height="0.7cm" svg:x="13.618cm" svg:y="13.2cm">
          <text:p text:style-name="P9">SimpleXMLIterator</text:p>
        </draw:rect>
        <draw:connector draw:style-name="gr7" draw:text-style-name="P8" draw:layer="layout" draw:type="curve" svg:x1="13.618cm" svg:y1="13.55cm" svg:x2="11.411cm" svg:y2="14.95cm" draw:start-shape="id50" draw:start-glue-point="3" draw:end-shape="id11" svg:d="M13618 13550c-1654 0-551 1400-2207 1400" svg:viewBox="0 0 2208 1401">
          <text:p/>
        </draw:connector>
        <draw:connector draw:style-name="gr7" draw:text-style-name="P8" draw:layer="layout" draw:type="curve" draw:line-skew="-0.675cm" svg:x1="13.618cm" svg:y1="13.55cm" svg:x2="7.318cm" svg:y2="10.45cm" draw:start-shape="id50" draw:start-glue-point="3" draw:end-shape="id9" svg:d="M13618 13550c-5737 0-2588-3100-6300-3100" svg:viewBox="0 0 6301 3101">
          <text:p/>
        </draw:connector>
        <draw:connector draw:style-name="gr7" draw:text-style-name="P8" draw:layer="layout" draw:type="curve" svg:x1="13.618cm" svg:y1="13.55cm" svg:x2="11.918cm" svg:y2="13.25cm" draw:start-shape="id50" draw:start-glue-point="3" draw:end-shape="id51" draw:end-glue-point="1" svg:d="M13618 13550c-1275 0-425-300-1700-300" svg:viewBox="0 0 1701 301">
          <text:p/>
        </draw:connector>
        <draw:connector draw:style-name="gr7" draw:text-style-name="P8" draw:layer="layout" draw:type="curve" svg:x1="8.018cm" svg:y1="13.25cm" svg:x2="2.118cm" svg:y2="7.9cm" draw:start-shape="id51" draw:start-glue-point="3" draw:end-shape="id2" draw:end-glue-point="2" svg:d="M8018 13250c-3934 0-5900-1783-5900-5350" svg:viewBox="0 0 5901 5351">
          <text:p/>
        </draw:connector>
        <draw:frame draw:style-name="gr28" draw:text-style-name="P15" draw:layer="layout" svg:width="4.947cm" svg:height="1.199cm" svg:x="19.359cm" svg:y="12.213cm">
          <draw:text-box>
            <text:p text:style-name="P14"><text:span text:style-name="T6">good alternative to DirectoryIterator</text:span></text:p>
            <text:p text:style-name="P14"><text:span text:style-name="T6">becouse of Countable</text:span></text:p>
          </draw:text-box>
        </draw:frame>
        <draw:frame draw:style-name="gr26" draw:text-style-name="P15" draw:layer="layout" svg:width="4.977cm" svg:height="0.887cm" svg:x="13.339cm" svg:y="13.9cm">
          <draw:text-box>
            <text:p text:style-name="P14"><text:span text:style-name="T6">probably needs to be extanded with</text:span></text:p>
            <text:p text:style-name="P14"><text:span text:style-name="T6">RecursiveIteratorIterator</text:span></text:p>
          </draw:text-box>
        </draw:frame>
        <draw:frame draw:style-name="gr26" draw:text-style-name="P15" draw:layer="layout" svg:width="4.579cm" svg:height="0.887cm" svg:x="3.039cm" svg:y="17.6cm">
          <draw:text-box>
            <text:p text:style-name="P14"><text:span text:style-name="T6">OuterIterators take</text:span></text:p>
            <text:p text:style-name="P14"><text:span text:style-name="T6">a Iterator in __construct()</text:span></text:p>
          </draw:text-box>
        </draw:frame>
        <draw:custom-shape draw:style-name="gr29" draw:text-style-name="P16" draw:layer="layout" svg:width="1.9cm" svg:height="0.5cm" svg:x="23.71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5" draw:layer="layout" svg:width="2.716cm" svg:height="0.887cm" svg:x="23.518cm" svg:y="14.313cm">
          <draw:text-box>
            <text:p text:style-name="P14"><text:span text:style-name="T6">Iterator that takes</text:span></text:p>
            <text:p text:style-name="P14"><text:span text:style-name="T6">input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.991cm" fo:page-height="26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m</meta:initial-creator>
    <meta:creation-date>2017-05-11T09:48:14.23</meta:creation-date>
    <dc:date>2017-05-19T17:31:46.431580586</dc:date>
    <meta:editing-duration>P3DT14H42M2S</meta:editing-duration>
    <meta:editing-cycles>27</meta:editing-cycles>
    <meta:generator>LibreOffice/5.1.6.2$Linux_X86_64 LibreOffice_project/10m0$Build-2</meta:generator>
    <meta:document-statistic meta:object-count="159"/>
  </office:meta>
</office:document-meta>
</file>